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7.0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803cm" svg:height="11.343cm" svg:x="5.034cm" svg:y="12.104cm">
            <draw:object draw:notify-on-update-of-ranges="Sheet1.A2:Sheet1.A51 Sheet1.B1:Sheet1.B1 Sheet1.B2:Sheet1.B51 Sheet1.A2:Sheet1.A51 Sheet1.C1:Sheet1.C1 Sheet1.C2:Sheet1.C51 Sheet1.A2:Sheet1.A51 Sheet1.D1:Sheet1.D1 Sheet1.D2:Sheet1.D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req.</text:p>
          </table:table-cell>
          <table:table-cell office:value-type="string" calcext:value-type="string">
            <text:p>Plank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Rayliegh=Jeans</text:p>
          </table:table-cell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2.56904858009803E+021" calcext:value-type="float">
            <text:p>2569048580098030000000</text:p>
          </table:table-cell>
          <table:table-cell office:value-type="float" office:value="520703501916259" calcext:value-type="float">
            <text:p>520703501916259</text:p>
          </table:table-cell>
          <table:table-cell office:value-type="float" office:value="2.56782222222222E+021" calcext:value-type="float">
            <text:p>2567822222222220000000</text:p>
          </table:table-cell>
        </table:table-row>
        <table:table-row table:style-name="ro2">
          <table:table-cell office:value-type="float" office:value="100000100000000" calcext:value-type="float">
            <text:p>100000100000000</text:p>
          </table:table-cell>
          <table:table-cell office:value-type="float" office:value="2.27282995903829E+033" calcext:value-type="float">
            <text:p>2272829959038290000000000000000000</text:p>
          </table:table-cell>
          <table:table-cell office:value-type="float" office:value="4.11086686198196E+032" calcext:value-type="float">
            <text:p>411086686198196000000000000000000</text:p>
          </table:table-cell>
          <table:table-cell office:value-type="float" office:value="2.56782735786923E+033" calcext:value-type="float">
            <text:p>2567827357869230000000000000000000</text:p>
          </table:table-cell>
        </table:table-row>
        <table:table-row table:style-name="ro2">
          <table:table-cell office:value-type="float" office:value="200000100000000" calcext:value-type="float">
            <text:p>200000100000000</text:p>
          </table:table-cell>
          <table:table-cell office:value-type="float" office:value="8.00458594529249E+033" calcext:value-type="float">
            <text:p>8004585945292490000000000000000000</text:p>
          </table:table-cell>
          <table:table-cell office:value-type="float" office:value="2.59635669795915E+033" calcext:value-type="float">
            <text:p>2596356697959150000000000000000000</text:p>
          </table:table-cell>
          <table:table-cell office:value-type="float" office:value="1.02712991601803E+034" calcext:value-type="float">
            <text:p>10271299160180300000000000000000000</text:p>
          </table:table-cell>
        </table:table-row>
        <table:table-row table:style-name="ro2">
          <table:table-cell office:value-type="float" office:value="300000100000000" calcext:value-type="float">
            <text:p>300000100000000</text:p>
          </table:table-cell>
          <table:table-cell office:value-type="float" office:value="1.57822913166877E+034" calcext:value-type="float">
            <text:p>15782291316687700000000000000000000</text:p>
          </table:table-cell>
          <table:table-cell office:value-type="float" office:value="6.91798359162785E+033" calcext:value-type="float">
            <text:p>6917983591627850000000000000000000</text:p>
          </table:table-cell>
          <table:table-cell office:value-type="float" office:value="2.31104154069359E+034" calcext:value-type="float">
            <text:p>23110415406935900000000000000000000</text:p>
          </table:table-cell>
        </table:table-row>
        <table:table-row table:style-name="ro2">
          <table:table-cell office:value-type="float" office:value="400000100000000" calcext:value-type="float">
            <text:p>400000100000000</text:p>
          </table:table-cell>
          <table:table-cell office:value-type="float" office:value="2.44715732933024E+034" calcext:value-type="float">
            <text:p>24471573293302400000000000000000000</text:p>
          </table:table-cell>
          <table:table-cell office:value-type="float" office:value="1.29460487798672E+034" calcext:value-type="float">
            <text:p>12946048779867200000000000000000000</text:p>
          </table:table-cell>
          <table:table-cell office:value-type="float" office:value="4.10851760981359E+034" calcext:value-type="float">
            <text:p>41085176098135900000000000000000000</text:p>
          </table:table-cell>
        </table:table-row>
        <table:table-row table:style-name="ro2">
          <table:table-cell office:value-type="float" office:value="500000100000000" calcext:value-type="float">
            <text:p>500000100000000</text:p>
          </table:table-cell>
          <table:table-cell office:value-type="float" office:value="3.31972189805784E+034" calcext:value-type="float">
            <text:p>33197218980578400000000000000000000</text:p>
          </table:table-cell>
          <table:table-cell office:value-type="float" office:value="1.99622193392413E+034" calcext:value-type="float">
            <text:p>19962219339241300000000000000000000</text:p>
          </table:table-cell>
          <table:table-cell office:value-type="float" office:value="6.41955812337803E+034" calcext:value-type="float">
            <text:p>64195581233780300000000000000000000</text:p>
          </table:table-cell>
        </table:table-row>
        <table:table-row table:style-name="ro2">
          <table:table-cell office:value-type="float" office:value="600000100000000" calcext:value-type="float">
            <text:p>600000100000000</text:p>
          </table:table-cell>
          <table:table-cell office:value-type="float" office:value="4.1317946804963E+034" calcext:value-type="float">
            <text:p>41317946804963000000000000000000000</text:p>
          </table:table-cell>
          <table:table-cell office:value-type="float" office:value="2.7232914849055E+034" calcext:value-type="float">
            <text:p>27232914849055000000000000000000000</text:p>
          </table:table-cell>
          <table:table-cell/>
        </table:table-row>
        <table:table-row table:style-name="ro2">
          <table:table-cell office:value-type="float" office:value="700000100000000" calcext:value-type="float">
            <text:p>700000100000000</text:p>
          </table:table-cell>
          <table:table-cell office:value-type="float" office:value="4.83970962445291E+034" calcext:value-type="float">
            <text:p>48397096244529100000000000000000000</text:p>
          </table:table-cell>
          <table:table-cell office:value-type="float" office:value="3.41409873151522E+034" calcext:value-type="float">
            <text:p>34140987315152200000000000000000000</text:p>
          </table:table-cell>
          <table:table-cell/>
        </table:table-row>
        <table:table-row table:style-name="ro2">
          <table:table-cell office:value-type="float" office:value="800000100000000" calcext:value-type="float">
            <text:p>800000100000000</text:p>
          </table:table-cell>
          <table:table-cell office:value-type="float" office:value="5.41710681552168E+034" calcext:value-type="float">
            <text:p>54171068155216800000000000000000000</text:p>
          </table:table-cell>
          <table:table-cell office:value-type="float" office:value="4.0234027100798E+034" calcext:value-type="float">
            <text:p>40234027100798000000000000000000000</text:p>
          </table:table-cell>
          <table:table-cell/>
        </table:table-row>
        <table:table-row table:style-name="ro2">
          <table:table-cell office:value-type="float" office:value="900000100000000" calcext:value-type="float">
            <text:p>900000100000000</text:p>
          </table:table-cell>
          <table:table-cell office:value-type="float" office:value="5.8517295130737E+034" calcext:value-type="float">
            <text:p>58517295130737000000000000000000000</text:p>
          </table:table-cell>
          <table:table-cell office:value-type="float" office:value="4.52264670749441E+034" calcext:value-type="float">
            <text:p>45226467074944100000000000000000000</text:p>
          </table:table-cell>
          <table:table-cell/>
        </table:table-row>
        <table:table-row table:style-name="ro2">
          <table:table-cell office:value-type="float" office:value="1.0000001E+015" calcext:value-type="float">
            <text:p>1000000100000000</text:p>
          </table:table-cell>
          <table:table-cell office:value-type="float" office:value="6.14233159999656E+034" calcext:value-type="float">
            <text:p>61423315999965600000000000000000000</text:p>
          </table:table-cell>
          <table:table-cell office:value-type="float" office:value="4.8978641038119E+034" calcext:value-type="float">
            <text:p>48978641038119000000000000000000000</text:p>
          </table:table-cell>
          <table:table-cell/>
        </table:table-row>
        <table:table-row table:style-name="ro2">
          <table:table-cell office:value-type="float" office:value="1.1000001E+015" calcext:value-type="float">
            <text:p>1100000100000000</text:p>
          </table:table-cell>
          <table:table-cell office:value-type="float" office:value="6.29582167554005E+034" calcext:value-type="float">
            <text:p>62958216755400500000000000000000000</text:p>
          </table:table-cell>
          <table:table-cell office:value-type="float" office:value="5.14667073846091E+034" calcext:value-type="float">
            <text:p>51466707384609100000000000000000000</text:p>
          </table:table-cell>
          <table:table-cell/>
        </table:table-row>
        <table:table-row table:style-name="ro2">
          <table:table-cell office:value-type="float" office:value="1.2000001E+015" calcext:value-type="float">
            <text:p>1200000100000000</text:p>
          </table:table-cell>
          <table:table-cell office:value-type="float" office:value="6.32473339516603E+034" calcext:value-type="float">
            <text:p>63247333951660300000000000000000000</text:p>
          </table:table-cell>
          <table:table-cell office:value-type="float" office:value="5.27513608617673E+034" calcext:value-type="float">
            <text:p>52751360861767300000000000000000000</text:p>
          </table:table-cell>
          <table:table-cell/>
        </table:table-row>
        <table:table-row table:style-name="ro2">
          <table:table-cell office:value-type="float" office:value="1.3000001E+015" calcext:value-type="float">
            <text:p>1300000100000000</text:p>
          </table:table-cell>
          <table:table-cell office:value-type="float" office:value="6.2450744747126E+034" calcext:value-type="float">
            <text:p>62450744747126000000000000000000000</text:p>
          </table:table-cell>
          <table:table-cell office:value-type="float" office:value="5.29494664852822E+034" calcext:value-type="float">
            <text:p>52949466485282200000000000000000000</text:p>
          </table:table-cell>
          <table:table-cell/>
        </table:table-row>
        <table:table-row table:style-name="ro2">
          <table:table-cell office:value-type="float" office:value="1.4000001E+015" calcext:value-type="float">
            <text:p>1400000100000000</text:p>
          </table:table-cell>
          <table:table-cell office:value-type="float" office:value="6.0745729304458E+034" calcext:value-type="float">
            <text:p>60745729304458000000000000000000000</text:p>
          </table:table-cell>
          <table:table-cell office:value-type="float" office:value="5.22104265974392E+034" calcext:value-type="float">
            <text:p>52210426597439200000000000000000000</text:p>
          </table:table-cell>
          <table:table-cell/>
        </table:table-row>
        <table:table-row table:style-name="ro2">
          <table:table-cell office:value-type="float" office:value="1.5000001E+015" calcext:value-type="float">
            <text:p>1500000100000000</text:p>
          </table:table-cell>
          <table:table-cell office:value-type="float" office:value="5.83131121065796E+034" calcext:value-type="float">
            <text:p>58313112106579600000000000000000000</text:p>
          </table:table-cell>
          <table:table-cell office:value-type="float" office:value="5.0697730201755E+034" calcext:value-type="float">
            <text:p>50697730201755000000000000000000000</text:p>
          </table:table-cell>
          <table:table-cell/>
        </table:table-row>
        <table:table-row table:style-name="ro2">
          <table:table-cell office:value-type="float" office:value="1.6000001E+015" calcext:value-type="float">
            <text:p>1600000100000000</text:p>
          </table:table-cell>
          <table:table-cell office:value-type="float" office:value="5.53271813808829E+034" calcext:value-type="float">
            <text:p>55327181380882900000000000000000000</text:p>
          </table:table-cell>
          <table:table-cell office:value-type="float" office:value="4.85753894799513E+034" calcext:value-type="float">
            <text:p>48575389479951300000000000000000000</text:p>
          </table:table-cell>
          <table:table-cell/>
        </table:table-row>
        <table:table-row table:style-name="ro2">
          <table:table-cell office:value-type="float" office:value="1.7000001E+015" calcext:value-type="float">
            <text:p>1700000100000000</text:p>
          </table:table-cell>
          <table:table-cell office:value-type="float" office:value="5.19487513209229E+034" calcext:value-type="float">
            <text:p>51948751320922900000000000000000000</text:p>
          </table:table-cell>
          <table:table-cell office:value-type="float" office:value="4.59986105133663E+034" calcext:value-type="float">
            <text:p>45998610513366300000000000000000000</text:p>
          </table:table-cell>
          <table:table-cell/>
        </table:table-row>
        <table:table-row table:style-name="ro2">
          <table:table-cell office:value-type="float" office:value="1.8000001E+015" calcext:value-type="float">
            <text:p>1800000100000000</text:p>
          </table:table-cell>
          <table:table-cell office:value-type="float" office:value="4.83208629337092E+034" calcext:value-type="float">
            <text:p>48320862933709200000000000000000000</text:p>
          </table:table-cell>
          <table:table-cell office:value-type="float" office:value="4.31079201993286E+034" calcext:value-type="float">
            <text:p>43107920199328600000000000000000000</text:p>
          </table:table-cell>
          <table:table-cell/>
        </table:table-row>
        <table:table-row table:style-name="ro2">
          <table:table-cell office:value-type="float" office:value="1.9000001E+015" calcext:value-type="float">
            <text:p>1900000100000000</text:p>
          </table:table-cell>
          <table:table-cell office:value-type="float" office:value="4.45666040264934E+034" calcext:value-type="float">
            <text:p>44566604026493400000000000000000000</text:p>
          </table:table-cell>
          <table:table-cell office:value-type="float" office:value="4.00259790932804E+034" calcext:value-type="float">
            <text:p>40025979093280400000000000000000000</text:p>
          </table:table-cell>
          <table:table-cell/>
        </table:table-row>
        <table:table-row table:style-name="ro2">
          <table:table-cell office:value-type="float" office:value="2.0000001E+015" calcext:value-type="float">
            <text:p>2000000100000000</text:p>
          </table:table-cell>
          <table:table-cell office:value-type="float" office:value="4.07885531102465E+034" calcext:value-type="float">
            <text:p>40788553110246500000000000000000000</text:p>
          </table:table-cell>
          <table:table-cell office:value-type="float" office:value="3.68563866323871E+034" calcext:value-type="float">
            <text:p>36856386632387100000000000000000000</text:p>
          </table:table-cell>
          <table:table-cell/>
        </table:table-row>
        <table:table-row table:style-name="ro2">
          <table:table-cell office:value-type="float" office:value="2.1000001E+015" calcext:value-type="float">
            <text:p>2100000100000000</text:p>
          </table:table-cell>
          <table:table-cell office:value-type="float" office:value="3.70694022488414E+034" calcext:value-type="float">
            <text:p>37069402248841400000000000000000000</text:p>
          </table:table-cell>
          <table:table-cell office:value-type="float" office:value="3.36838914758078E+034" calcext:value-type="float">
            <text:p>33683891475807800000000000000000000</text:p>
          </table:table-cell>
          <table:table-cell/>
        </table:table-row>
        <table:table-row table:style-name="ro2">
          <table:table-cell office:value-type="float" office:value="2.2000001E+015" calcext:value-type="float">
            <text:p>2200000100000000</text:p>
          </table:table-cell>
          <table:table-cell office:value-type="float" office:value="3.34733783379055E+034" calcext:value-type="float">
            <text:p>33473378337905500000000000000000000</text:p>
          </table:table-cell>
          <table:table-cell office:value-type="float" office:value="3.05755321993052E+034" calcext:value-type="float">
            <text:p>30575532199305200000000000000000000</text:p>
          </table:table-cell>
          <table:table-cell/>
        </table:table-row>
        <table:table-row table:style-name="ro2">
          <table:table-cell office:value-type="float" office:value="2.3000001E+015" calcext:value-type="float">
            <text:p>2300000100000000</text:p>
          </table:table-cell>
          <table:table-cell office:value-type="float" office:value="3.00481516585237E+034" calcext:value-type="float">
            <text:p>30048151658523700000000000000000000</text:p>
          </table:table-cell>
          <table:table-cell office:value-type="float" office:value="2.75823394135872E+034" calcext:value-type="float">
            <text:p>27582339413587200000000000000000000</text:p>
          </table:table-cell>
          <table:table-cell/>
        </table:table-row>
        <table:table-row table:style-name="ro2">
          <table:table-cell office:value-type="float" office:value="2.4000001E+015" calcext:value-type="float">
            <text:p>2400000100000000</text:p>
          </table:table-cell>
          <table:table-cell office:value-type="float" office:value="2.68269881368572E+034" calcext:value-type="float">
            <text:p>26826988136857200000000000000000000</text:p>
          </table:table-cell>
          <table:table-cell office:value-type="float" office:value="2.47413232416188E+034" calcext:value-type="float">
            <text:p>24741323241618800000000000000000000</text:p>
          </table:table-cell>
          <table:table-cell/>
        </table:table-row>
        <table:table-row table:style-name="ro2">
          <table:table-cell office:value-type="float" office:value="2.5000001E+015" calcext:value-type="float">
            <text:p>2500000100000000</text:p>
          </table:table-cell>
          <table:table-cell office:value-type="float" office:value="2.38309632507332E+034" calcext:value-type="float">
            <text:p>23830963250733200000000000000000000</text:p>
          </table:table-cell>
          <table:table-cell office:value-type="float" office:value="2.20775477247055E+034" calcext:value-type="float">
            <text:p>22077547724705500000000000000000000</text:p>
          </table:table-cell>
          <table:table-cell/>
        </table:table-row>
        <table:table-row table:style-name="ro2">
          <table:table-cell office:value-type="float" office:value="2.6000001E+015" calcext:value-type="float">
            <text:p>2600000100000000</text:p>
          </table:table-cell>
          <table:table-cell office:value-type="float" office:value="2.10711086166146E+034" calcext:value-type="float">
            <text:p>21071108616614600000000000000000000</text:p>
          </table:table-cell>
          <table:table-cell office:value-type="float" office:value="1.96061562033555E+034" calcext:value-type="float">
            <text:p>19606156203355500000000000000000000</text:p>
          </table:table-cell>
          <table:table-cell/>
        </table:table-row>
        <table:table-row table:style-name="ro2">
          <table:table-cell office:value-type="float" office:value="2.7000001E+015" calcext:value-type="float">
            <text:p>2700000100000000</text:p>
          </table:table-cell>
          <table:table-cell office:value-type="float" office:value="1.85504061010299E+034" calcext:value-type="float">
            <text:p>18550406101029900000000000000000000</text:p>
          </table:table-cell>
          <table:table-cell office:value-type="float" office:value="1.73342603573502E+034" calcext:value-type="float">
            <text:p>17334260357350200000000000000000000</text:p>
          </table:table-cell>
          <table:table-cell/>
        </table:table-row>
        <table:table-row table:style-name="ro2">
          <table:table-cell office:value-type="float" office:value="2.8000001E+015" calcext:value-type="float">
            <text:p>2800000100000000</text:p>
          </table:table-cell>
          <table:table-cell office:value-type="float" office:value="1.62655789868214E+034" calcext:value-type="float">
            <text:p>16265578986821400000000000000000000</text:p>
          </table:table-cell>
          <table:table-cell office:value-type="float" office:value="1.52626422743412E+034" calcext:value-type="float">
            <text:p>15262642274341200000000000000000000</text:p>
          </table:table-cell>
          <table:table-cell/>
        </table:table-row>
        <table:table-row table:style-name="ro2">
          <table:table-cell office:value-type="float" office:value="2.9000001E+015" calcext:value-type="float">
            <text:p>2900000100000000</text:p>
          </table:table-cell>
          <table:table-cell office:value-type="float" office:value="1.42086560783191E+034" calcext:value-type="float">
            <text:p>14208656078319100000000000000000000</text:p>
          </table:table-cell>
          <table:table-cell office:value-type="float" office:value="1.33872456829971E+034" calcext:value-type="float">
            <text:p>13387245682997100000000000000000000</text:p>
          </table:table-cell>
          <table:table-cell/>
        </table:table-row>
        <table:table-row table:style-name="ro2">
          <table:table-cell office:value-type="float" office:value="3.0000001E+015" calcext:value-type="float">
            <text:p>3000000100000000</text:p>
          </table:table-cell>
          <table:table-cell office:value-type="float" office:value="1.2368303776509E+034" calcext:value-type="float">
            <text:p>12368303776509000000000000000000000</text:p>
          </table:table-cell>
          <table:table-cell office:value-type="float" office:value="1.17004512870879E+034" calcext:value-type="float">
            <text:p>11700451287087900000000000000000000</text:p>
          </table:table-cell>
          <table:table-cell/>
        </table:table-row>
        <table:table-row table:style-name="ro2">
          <table:table-cell office:value-type="float" office:value="3.1000001E+015" calcext:value-type="float">
            <text:p>3100000100000000</text:p>
          </table:table-cell>
          <table:table-cell office:value-type="float" office:value="1.07309343388631E+034" calcext:value-type="float">
            <text:p>10730934338863100000000000000000000</text:p>
          </table:table-cell>
          <table:table-cell office:value-type="float" office:value="1.0192143718959E+034" calcext:value-type="float">
            <text:p>10192143718959000000000000000000000</text:p>
          </table:table-cell>
          <table:table-cell/>
        </table:table-row>
        <table:table-row table:style-name="ro2">
          <table:table-cell office:value-type="float" office:value="3.2000001E+015" calcext:value-type="float">
            <text:p>3200000100000000</text:p>
          </table:table-cell>
          <table:table-cell office:value-type="float" office:value="9.2816069767377E+033" calcext:value-type="float">
            <text:p>9281606976737700000000000000000000</text:p>
          </table:table-cell>
          <table:table-cell office:value-type="float" office:value="8.85058548951429E+033" calcext:value-type="float">
            <text:p>8850585489514290000000000000000000</text:p>
          </table:table-cell>
          <table:table-cell/>
        </table:table-row>
        <table:table-row table:style-name="ro2">
          <table:table-cell office:value-type="float" office:value="3.3000001E+015" calcext:value-type="float">
            <text:p>3300000100000000</text:p>
          </table:table-cell>
          <table:table-cell office:value-type="float" office:value="8.00474324371689E+033" calcext:value-type="float">
            <text:p>8004743243716890000000000000000000</text:p>
          </table:table-cell>
          <table:table-cell office:value-type="float" office:value="7.66311768193987E+033" calcext:value-type="float">
            <text:p>7663117681939870000000000000000000</text:p>
          </table:table-cell>
          <table:table-cell/>
        </table:table-row>
        <table:table-row table:style-name="ro2">
          <table:table-cell office:value-type="float" office:value="3.4000001E+015" calcext:value-type="float">
            <text:p>3400000100000000</text:p>
          </table:table-cell>
          <table:table-cell office:value-type="float" office:value="6.8846802856816E+033" calcext:value-type="float">
            <text:p>6884680285681600000000000000000000</text:p>
          </table:table-cell>
          <table:table-cell office:value-type="float" office:value="6.61670900935737E+033" calcext:value-type="float">
            <text:p>6616709009357370000000000000000000</text:p>
          </table:table-cell>
          <table:table-cell/>
        </table:table-row>
        <table:table-row table:style-name="ro2">
          <table:table-cell office:value-type="float" office:value="3.5000001E+015" calcext:value-type="float">
            <text:p>3500000100000000</text:p>
          </table:table-cell>
          <table:table-cell office:value-type="float" office:value="5.90608574659968E+033" calcext:value-type="float">
            <text:p>5906085746599680000000000000000000</text:p>
          </table:table-cell>
          <table:table-cell office:value-type="float" office:value="5.69837500855684E+033" calcext:value-type="float">
            <text:p>5698375008556840000000000000000000</text:p>
          </table:table-cell>
          <table:table-cell/>
        </table:table-row>
        <table:table-row table:style-name="ro2">
          <table:table-cell office:value-type="float" office:value="3.6000001E+015" calcext:value-type="float">
            <text:p>3600000100000000</text:p>
          </table:table-cell>
          <table:table-cell office:value-type="float" office:value="5.05425708146166E+033" calcext:value-type="float">
            <text:p>5054257081461660000000000000000000</text:p>
          </table:table-cell>
          <table:table-cell office:value-type="float" office:value="4.89548816621956E+033" calcext:value-type="float">
            <text:p>4895488166219560000000000000000000</text:p>
          </table:table-cell>
          <table:table-cell/>
        </table:table-row>
        <table:table-row table:style-name="ro2">
          <table:table-cell office:value-type="float" office:value="3.7000001E+015" calcext:value-type="float">
            <text:p>3700000100000000</text:p>
          </table:table-cell>
          <table:table-cell office:value-type="float" office:value="4.31532620339769E+033" calcext:value-type="float">
            <text:p>4315326203397690000000000000000000</text:p>
          </table:table-cell>
          <table:table-cell office:value-type="float" office:value="4.19599811324835E+033" calcext:value-type="float">
            <text:p>4195998113248350000000000000000000</text:p>
          </table:table-cell>
          <table:table-cell/>
        </table:table-row>
        <table:table-row table:style-name="ro2">
          <table:table-cell office:value-type="float" office:value="3.8000001E+015" calcext:value-type="float">
            <text:p>3800000100000000</text:p>
          </table:table-cell>
          <table:table-cell office:value-type="float" office:value="3.67638814605374E+033" calcext:value-type="float">
            <text:p>3676388146053740000000000000000000</text:p>
          </table:table-cell>
          <table:table-cell office:value-type="float" office:value="3.58857899860752E+033" calcext:value-type="float">
            <text:p>3588578998607520000000000000000000</text:p>
          </table:table-cell>
          <table:table-cell/>
        </table:table-row>
        <table:table-row table:style-name="ro2">
          <table:table-cell office:value-type="float" office:value="3.9000001E+015" calcext:value-type="float">
            <text:p>3900000100000000</text:p>
          </table:table-cell>
          <table:table-cell office:value-type="float" office:value="3.12557001324931E+033" calcext:value-type="float">
            <text:p>3125570013249310000000000000000000</text:p>
          </table:table-cell>
          <table:table-cell office:value-type="float" office:value="3.06271899304603E+033" calcext:value-type="float">
            <text:p>3062718993046030000000000000000000</text:p>
          </table:table-cell>
          <table:table-cell/>
        </table:table-row>
        <table:table-row table:style-name="ro2">
          <table:table-cell office:value-type="float" office:value="4.0000001E+015" calcext:value-type="float">
            <text:p>4000000100000000</text:p>
          </table:table-cell>
          <table:table-cell office:value-type="float" office:value="2.65205409326091E+033" calcext:value-type="float">
            <text:p>2652054093260910000000000000000000</text:p>
          </table:table-cell>
          <table:table-cell office:value-type="float" office:value="2.60876472879191E+033" calcext:value-type="float">
            <text:p>2608764728791910000000000000000000</text:p>
          </table:table-cell>
          <table:table-cell/>
        </table:table-row>
        <table:table-row table:style-name="ro2">
          <table:table-cell office:value-type="float" office:value="4.1000001E+015" calcext:value-type="float">
            <text:p>4100000100000000</text:p>
          </table:table-cell>
          <table:table-cell office:value-type="float" office:value="2.24606674975685E+033" calcext:value-type="float">
            <text:p>2246066749756850000000000000000000</text:p>
          </table:table-cell>
          <table:table-cell office:value-type="float" office:value="2.2179314523529E+033" calcext:value-type="float">
            <text:p>2217931452352900000000000000000000</text:p>
          </table:table-cell>
          <table:table-cell/>
        </table:table-row>
        <table:table-row table:style-name="ro2">
          <table:table-cell office:value-type="float" office:value="4.2000001E+015" calcext:value-type="float">
            <text:p>4200000100000000</text:p>
          </table:table-cell>
          <table:table-cell office:value-type="float" office:value="1.89884263363456E+033" calcext:value-type="float">
            <text:p>1898842633634560000000000000000000</text:p>
          </table:table-cell>
          <table:table-cell office:value-type="float" office:value="1.88228781209382E+033" calcext:value-type="float">
            <text:p>1882287812093820000000000000000000</text:p>
          </table:table-cell>
          <table:table-cell/>
        </table:table-row>
        <table:table-row table:style-name="ro2">
          <table:table-cell office:value-type="float" office:value="4.3000001E+015" calcext:value-type="float">
            <text:p>4300000100000000</text:p>
          </table:table-cell>
          <table:table-cell office:value-type="float" office:value="1.60257192402067E+033" calcext:value-type="float">
            <text:p>1602571924020670000000000000000000</text:p>
          </table:table-cell>
          <table:table-cell office:value-type="float" office:value="1.59472254946074E+033" calcext:value-type="float">
            <text:p>1594722549460740000000000000000000</text:p>
          </table:table-cell>
          <table:table-cell/>
        </table:table-row>
        <table:table-row table:style-name="ro2">
          <table:table-cell office:value-type="float" office:value="4.4000001E+015" calcext:value-type="float">
            <text:p>4400000100000000</text:p>
          </table:table-cell>
          <table:table-cell office:value-type="float" office:value="1.35033671297865E+033" calcext:value-type="float">
            <text:p>1350336712978650000000000000000000</text:p>
          </table:table-cell>
          <table:table-cell office:value-type="float" office:value="1.34889892162838E+033" calcext:value-type="float">
            <text:p>1348898921628380000000000000000000</text:p>
          </table:table-cell>
          <table:table-cell/>
        </table:table-row>
        <table:table-row table:style-name="ro2">
          <table:table-cell office:value-type="float" office:value="4.5000001E+015" calcext:value-type="float">
            <text:p>4500000100000000</text:p>
          </table:table-cell>
          <table:table-cell office:value-type="float" office:value="1.13604129164776E+033" calcext:value-type="float">
            <text:p>1136041291647760000000000000000000</text:p>
          </table:table-cell>
          <table:table-cell office:value-type="float" office:value="1.13920144957434E+033" calcext:value-type="float">
            <text:p>1139201449574340000000000000000000</text:p>
          </table:table-cell>
          <table:table-cell/>
        </table:table-row>
        <table:table-row table:style-name="ro2">
          <table:table-cell office:value-type="float" office:value="4.6000001E+015" calcext:value-type="float">
            <text:p>4600000100000000</text:p>
          </table:table-cell>
          <table:table-cell office:value-type="float" office:value="9.54339960276716E+032" calcext:value-type="float">
            <text:p>954339960276716000000000000000000</text:p>
          </table:table-cell>
          <table:table-cell office:value-type="float" office:value="9.60678546302928E+032" calcext:value-type="float">
            <text:p>960678546302928000000000000000000</text:p>
          </table:table-cell>
          <table:table-cell/>
        </table:table-row>
        <table:table-row table:style-name="ro2">
          <table:table-cell office:value-type="float" office:value="4.7000001E+015" calcext:value-type="float">
            <text:p>4700000100000000</text:p>
          </table:table-cell>
          <table:table-cell office:value-type="float" office:value="8.00565049957235E+032" calcext:value-type="float">
            <text:p>800565049957235000000000000000000</text:p>
          </table:table-cell>
          <table:table-cell office:value-type="float" office:value="8.08983717502099E+032" calcext:value-type="float">
            <text:p>808983717502099000000000000000000</text:p>
          </table:table-cell>
          <table:table-cell/>
        </table:table-row>
        <table:table-row table:style-name="ro2">
          <table:table-cell office:value-type="float" office:value="4.8000001E+015" calcext:value-type="float">
            <text:p>4800000100000000</text:p>
          </table:table-cell>
          <table:table-cell office:value-type="float" office:value="6.70657086291952E+032" calcext:value-type="float">
            <text:p>670657086291952000000000000000000</text:p>
          </table:table-cell>
          <table:table-cell office:value-type="float" office:value="6.80317321411434E+032" calcext:value-type="float">
            <text:p>680317321411434000000000000000000</text:p>
          </table:table-cell>
          <table:table-cell/>
        </table:table-row>
        <table:table-row table:style-name="ro2">
          <table:table-cell office:value-type="float" office:value="4.9000001E+015" calcext:value-type="float">
            <text:p>4900000100000000</text:p>
          </table:table-cell>
          <table:table-cell office:value-type="float" office:value="5.61098420776896E+032" calcext:value-type="float">
            <text:p>561098420776896000000000000000000</text:p>
          </table:table-cell>
          <table:table-cell office:value-type="float" office:value="5.71370305701532E+032" calcext:value-type="float">
            <text:p>571370305701532000000000000000000</text:p>
          </table:table-cell>
          <table:table-cell/>
        </table:table-row>
        <table:table-row table:style-name="ro3" table:number-rows-repeated="4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IPAex明朝" style:font-family-generic="roman" style:font-pitch="variable" fo:font-size="12pt" fo:language="en" fo:country="US" style:letter-kerning="true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4T04:06:57.694822578</dc:date>
    <dc:creator>Spark3 </dc:creator>
    <meta:generator>LibreOffice/4.1.3.2$Linux_X86_64 LibreOffice_project/410$Build-2</meta:generator>
    <meta:editing-duration>P0D</meta:editing-duration>
    <meta:editing-cycles>2</meta:editing-cycles>
    <meta:document-statistic meta:table-count="1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6pt" style:font-size-asian="16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217cm"/>
    </style:style>
    <style:style style:name="gr2" style:family="graphic">
      <style:graphic-properties draw:stroke="none" svg:stroke-color="#000000" draw:fill="none" draw:fill-color="#ffffff" fo:min-height="1.125cm"/>
    </style:style>
    <style:style style:name="gr3" style:family="graphic">
      <style:graphic-properties draw:stroke="none" svg:stroke-color="#000000" draw:fill="none" draw:fill-color="#ffffff" fo:min-height="1.187cm"/>
    </style:style>
    <style:style style:name="gr4" style:family="graphic">
      <style:graphic-properties draw:stroke="none" svg:stroke-color="#000000" draw:fill="none" draw:fill-color="#ffffff" fo:min-height="1.086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1.804cm" svg:height="11.344cm" xlink:href=".." xlink:type="simple" chart:class="chart:scatter" chart:style-name="ch1">
        <chart:legend svg:x="12.755cm" svg:y="3.223cm" style:legend-expansion="custom" chartooo:width="6.202cm" chartooo:height="3.528cm" style:legend-expansion-aspect-ratio="1.75793650793651" chart:style-name="ch2"/>
        <chart:plot-area chart:style-name="ch3" table:cell-range-address="Sheet1.A2:Sheet1.D51 Sheet1.B1:Sheet1.D1" chart:data-source-has-labels="row" svg:x="1.123cm" svg:y="0.19cm" svg:width="20.668cm" svg:height="9.876cm">
          <chartooo:coordinate-region svg:x="1.123cm" svg:y="0.19cm" svg:width="20.668cm" svg:height="9.8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7" chart:values-cell-range-address="Sheet1.C2:Sheet1.C51" chart:label-cell-address="Sheet1.C1:Sheet1.C1" chart:class="chart:scatter">
            <chart:data-point chart:repeated="50"/>
          </chart:series>
          <chart:series chart:style-name="ch8" chart:values-cell-range-address="Sheet1.D2:Sheet1.D51" chart:label-cell-address="Sheet1.D1:Sheet1.D1" chart:class="chart:scatter">
            <chart:data-point chart:repeated="50"/>
          </chart:series>
          <chart:wall chart:style-name="ch9"/>
          <chart:floor chart:style-name="ch10"/>
        </chart:plot-area>
        <draw:frame draw:style-name="gr1" svg:width="1.104cm" svg:height="1.217cm" svg:x="1.501cm" svg:y="4.653cm">
          <draw:text-box>
            <text:p/>
          </draw:text-box>
        </draw:frame>
        <draw:frame draw:style-name="gr2" svg:width="4.304cm" svg:height="1.125cm" draw:transform="rotate (1.5707963267949) translate (0cm 7.048cm)">
          <draw:text-box>
            <text:p>輻射の強さ</text:p>
          </draw:text-box>
        </draw:frame>
        <draw:frame draw:style-name="gr3" svg:width="5.768cm" svg:height="1.187cm" svg:x="5.705cm" svg:y="10.064cm">
          <draw:text-box>
            <text:p/>
          </draw:text-box>
        </draw:frame>
        <draw:frame draw:style-name="gr4" svg:width="3.453cm" svg:height="1.086cm" svg:x="9.839cm" svg:y="10.064cm">
          <draw:text-box>
            <text:p>振動数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lank</text:p>
                <draw:g>
                  <svg:desc>Sheet1.B1:Sheet1.B1</svg:desc>
                </draw:g>
              </table:table-cell>
              <table:table-cell office:value-type="string">
                <text:p>Wien</text:p>
                <draw:g>
                  <svg:desc>Sheet1.C1:Sheet1.C1</svg:desc>
                </draw:g>
              </table:table-cell>
              <table:table-cell office:value-type="string">
                <text:p>Rayliegh=Jean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Sheet1.A2:Sheet1.A51</svg:desc>
                </draw:g>
              </table:table-cell>
              <table:table-cell office:value-type="float" office:value="2.56904858009803E+021">
                <text:p>2.56904858009803E+021</text:p>
                <draw:g>
                  <svg:desc>Sheet1.B2:Sheet1.B51</svg:desc>
                </draw:g>
              </table:table-cell>
              <table:table-cell office:value-type="float" office:value="520703501916259">
                <text:p>520703501916259</text:p>
                <draw:g>
                  <svg:desc>Sheet1.C2:Sheet1.C51</svg:desc>
                </draw:g>
              </table:table-cell>
              <table:table-cell office:value-type="float" office:value="2.56782222222222E+021">
                <text:p>2.56782222222222E+021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100000000">
                <text:p>100000100000000</text:p>
              </table:table-cell>
              <table:table-cell office:value-type="float" office:value="2.27282995903829E+033">
                <text:p>2.27282995903829E+033</text:p>
              </table:table-cell>
              <table:table-cell office:value-type="float" office:value="4.11086686198196E+032">
                <text:p>4.11086686198196E+032</text:p>
              </table:table-cell>
              <table:table-cell office:value-type="float" office:value="2.56782735786923E+033">
                <text:p>2.56782735786923E+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100000000">
                <text:p>200000100000000</text:p>
              </table:table-cell>
              <table:table-cell office:value-type="float" office:value="8.00458594529249E+033">
                <text:p>8.00458594529249E+033</text:p>
              </table:table-cell>
              <table:table-cell office:value-type="float" office:value="2.59635669795915E+033">
                <text:p>2.59635669795915E+033</text:p>
              </table:table-cell>
              <table:table-cell office:value-type="float" office:value="1.02712991601803E+034">
                <text:p>1.02712991601803E+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100000000">
                <text:p>300000100000000</text:p>
              </table:table-cell>
              <table:table-cell office:value-type="float" office:value="1.57822913166877E+034">
                <text:p>1.57822913166877E+034</text:p>
              </table:table-cell>
              <table:table-cell office:value-type="float" office:value="6.91798359162785E+033">
                <text:p>6.91798359162785E+033</text:p>
              </table:table-cell>
              <table:table-cell office:value-type="float" office:value="2.31104154069359E+034">
                <text:p>2.31104154069359E+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100000000">
                <text:p>400000100000000</text:p>
              </table:table-cell>
              <table:table-cell office:value-type="float" office:value="2.44715732933024E+034">
                <text:p>2.44715732933024E+034</text:p>
              </table:table-cell>
              <table:table-cell office:value-type="float" office:value="1.29460487798672E+034">
                <text:p>1.29460487798672E+034</text:p>
              </table:table-cell>
              <table:table-cell office:value-type="float" office:value="4.10851760981359E+034">
                <text:p>4.10851760981359E+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100000000">
                <text:p>500000100000000</text:p>
              </table:table-cell>
              <table:table-cell office:value-type="float" office:value="3.31972189805784E+034">
                <text:p>3.31972189805784E+034</text:p>
              </table:table-cell>
              <table:table-cell office:value-type="float" office:value="1.99622193392413E+034">
                <text:p>1.99622193392413E+034</text:p>
              </table:table-cell>
              <table:table-cell office:value-type="float" office:value="6.41955812337803E+034">
                <text:p>6.41955812337803E+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100000000">
                <text:p>600000100000000</text:p>
              </table:table-cell>
              <table:table-cell office:value-type="float" office:value="4.1317946804963E+034">
                <text:p>4.1317946804963E+034</text:p>
              </table:table-cell>
              <table:table-cell office:value-type="float" office:value="2.7232914849055E+034">
                <text:p>2.7232914849055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100000000">
                <text:p>700000100000000</text:p>
              </table:table-cell>
              <table:table-cell office:value-type="float" office:value="4.83970962445291E+034">
                <text:p>4.83970962445291E+034</text:p>
              </table:table-cell>
              <table:table-cell office:value-type="float" office:value="3.41409873151522E+034">
                <text:p>3.41409873151522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100000000">
                <text:p>800000100000000</text:p>
              </table:table-cell>
              <table:table-cell office:value-type="float" office:value="5.41710681552168E+034">
                <text:p>5.41710681552168E+034</text:p>
              </table:table-cell>
              <table:table-cell office:value-type="float" office:value="4.0234027100798E+034">
                <text:p>4.0234027100798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100000000">
                <text:p>900000100000000</text:p>
              </table:table-cell>
              <table:table-cell office:value-type="float" office:value="5.8517295130737E+034">
                <text:p>5.8517295130737E+034</text:p>
              </table:table-cell>
              <table:table-cell office:value-type="float" office:value="4.52264670749441E+034">
                <text:p>4.52264670749441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0001E+015">
                <text:p>1.0000001E+015</text:p>
              </table:table-cell>
              <table:table-cell office:value-type="float" office:value="6.14233159999656E+034">
                <text:p>6.14233159999656E+034</text:p>
              </table:table-cell>
              <table:table-cell office:value-type="float" office:value="4.8978641038119E+034">
                <text:p>4.8978641038119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00001E+015">
                <text:p>1.1000001E+015</text:p>
              </table:table-cell>
              <table:table-cell office:value-type="float" office:value="6.29582167554005E+034">
                <text:p>6.29582167554005E+034</text:p>
              </table:table-cell>
              <table:table-cell office:value-type="float" office:value="5.14667073846091E+034">
                <text:p>5.14667073846091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000001E+015">
                <text:p>1.2000001E+015</text:p>
              </table:table-cell>
              <table:table-cell office:value-type="float" office:value="6.32473339516603E+034">
                <text:p>6.32473339516603E+034</text:p>
              </table:table-cell>
              <table:table-cell office:value-type="float" office:value="5.27513608617673E+034">
                <text:p>5.27513608617673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000001E+015">
                <text:p>1.3000001E+015</text:p>
              </table:table-cell>
              <table:table-cell office:value-type="float" office:value="6.2450744747126E+034">
                <text:p>6.2450744747126E+034</text:p>
              </table:table-cell>
              <table:table-cell office:value-type="float" office:value="5.29494664852822E+034">
                <text:p>5.29494664852822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00001E+015">
                <text:p>1.4000001E+015</text:p>
              </table:table-cell>
              <table:table-cell office:value-type="float" office:value="6.0745729304458E+034">
                <text:p>6.0745729304458E+034</text:p>
              </table:table-cell>
              <table:table-cell office:value-type="float" office:value="5.22104265974392E+034">
                <text:p>5.22104265974392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00001E+015">
                <text:p>1.5000001E+015</text:p>
              </table:table-cell>
              <table:table-cell office:value-type="float" office:value="5.83131121065796E+034">
                <text:p>5.83131121065796E+034</text:p>
              </table:table-cell>
              <table:table-cell office:value-type="float" office:value="5.0697730201755E+034">
                <text:p>5.0697730201755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00001E+015">
                <text:p>1.6000001E+015</text:p>
              </table:table-cell>
              <table:table-cell office:value-type="float" office:value="5.53271813808829E+034">
                <text:p>5.53271813808829E+034</text:p>
              </table:table-cell>
              <table:table-cell office:value-type="float" office:value="4.85753894799513E+034">
                <text:p>4.85753894799513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000001E+015">
                <text:p>1.7000001E+015</text:p>
              </table:table-cell>
              <table:table-cell office:value-type="float" office:value="5.19487513209229E+034">
                <text:p>5.19487513209229E+034</text:p>
              </table:table-cell>
              <table:table-cell office:value-type="float" office:value="4.59986105133663E+034">
                <text:p>4.59986105133663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00001E+015">
                <text:p>1.8000001E+015</text:p>
              </table:table-cell>
              <table:table-cell office:value-type="float" office:value="4.83208629337092E+034">
                <text:p>4.83208629337092E+034</text:p>
              </table:table-cell>
              <table:table-cell office:value-type="float" office:value="4.31079201993286E+034">
                <text:p>4.31079201993286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000001E+015">
                <text:p>1.9000001E+015</text:p>
              </table:table-cell>
              <table:table-cell office:value-type="float" office:value="4.45666040264934E+034">
                <text:p>4.45666040264934E+034</text:p>
              </table:table-cell>
              <table:table-cell office:value-type="float" office:value="4.00259790932804E+034">
                <text:p>4.00259790932804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00001E+015">
                <text:p>2.0000001E+015</text:p>
              </table:table-cell>
              <table:table-cell office:value-type="float" office:value="4.07885531102465E+034">
                <text:p>4.07885531102465E+034</text:p>
              </table:table-cell>
              <table:table-cell office:value-type="float" office:value="3.68563866323871E+034">
                <text:p>3.68563866323871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000001E+015">
                <text:p>2.1000001E+015</text:p>
              </table:table-cell>
              <table:table-cell office:value-type="float" office:value="3.70694022488414E+034">
                <text:p>3.70694022488414E+034</text:p>
              </table:table-cell>
              <table:table-cell office:value-type="float" office:value="3.36838914758078E+034">
                <text:p>3.36838914758078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0001E+015">
                <text:p>2.2000001E+015</text:p>
              </table:table-cell>
              <table:table-cell office:value-type="float" office:value="3.34733783379055E+034">
                <text:p>3.34733783379055E+034</text:p>
              </table:table-cell>
              <table:table-cell office:value-type="float" office:value="3.05755321993052E+034">
                <text:p>3.05755321993052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00001E+015">
                <text:p>2.3000001E+015</text:p>
              </table:table-cell>
              <table:table-cell office:value-type="float" office:value="3.00481516585237E+034">
                <text:p>3.00481516585237E+034</text:p>
              </table:table-cell>
              <table:table-cell office:value-type="float" office:value="2.75823394135872E+034">
                <text:p>2.75823394135872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000001E+015">
                <text:p>2.4000001E+015</text:p>
              </table:table-cell>
              <table:table-cell office:value-type="float" office:value="2.68269881368572E+034">
                <text:p>2.68269881368572E+034</text:p>
              </table:table-cell>
              <table:table-cell office:value-type="float" office:value="2.47413232416188E+034">
                <text:p>2.47413232416188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000001E+015">
                <text:p>2.5000001E+015</text:p>
              </table:table-cell>
              <table:table-cell office:value-type="float" office:value="2.38309632507332E+034">
                <text:p>2.38309632507332E+034</text:p>
              </table:table-cell>
              <table:table-cell office:value-type="float" office:value="2.20775477247055E+034">
                <text:p>2.20775477247055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00001E+015">
                <text:p>2.6000001E+015</text:p>
              </table:table-cell>
              <table:table-cell office:value-type="float" office:value="2.10711086166146E+034">
                <text:p>2.10711086166146E+034</text:p>
              </table:table-cell>
              <table:table-cell office:value-type="float" office:value="1.96061562033555E+034">
                <text:p>1.96061562033555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000001E+015">
                <text:p>2.7000001E+015</text:p>
              </table:table-cell>
              <table:table-cell office:value-type="float" office:value="1.85504061010299E+034">
                <text:p>1.85504061010299E+034</text:p>
              </table:table-cell>
              <table:table-cell office:value-type="float" office:value="1.73342603573502E+034">
                <text:p>1.73342603573502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000001E+015">
                <text:p>2.8000001E+015</text:p>
              </table:table-cell>
              <table:table-cell office:value-type="float" office:value="1.62655789868214E+034">
                <text:p>1.62655789868214E+034</text:p>
              </table:table-cell>
              <table:table-cell office:value-type="float" office:value="1.52626422743412E+034">
                <text:p>1.52626422743412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000001E+015">
                <text:p>2.9000001E+015</text:p>
              </table:table-cell>
              <table:table-cell office:value-type="float" office:value="1.42086560783191E+034">
                <text:p>1.42086560783191E+034</text:p>
              </table:table-cell>
              <table:table-cell office:value-type="float" office:value="1.33872456829971E+034">
                <text:p>1.33872456829971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000001E+015">
                <text:p>3.0000001E+015</text:p>
              </table:table-cell>
              <table:table-cell office:value-type="float" office:value="1.2368303776509E+034">
                <text:p>1.2368303776509E+034</text:p>
              </table:table-cell>
              <table:table-cell office:value-type="float" office:value="1.17004512870879E+034">
                <text:p>1.17004512870879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000001E+015">
                <text:p>3.1000001E+015</text:p>
              </table:table-cell>
              <table:table-cell office:value-type="float" office:value="1.07309343388631E+034">
                <text:p>1.07309343388631E+034</text:p>
              </table:table-cell>
              <table:table-cell office:value-type="float" office:value="1.0192143718959E+034">
                <text:p>1.0192143718959E+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00001E+015">
                <text:p>3.2000001E+015</text:p>
              </table:table-cell>
              <table:table-cell office:value-type="float" office:value="9.2816069767377E+033">
                <text:p>9.2816069767377E+033</text:p>
              </table:table-cell>
              <table:table-cell office:value-type="float" office:value="8.85058548951429E+033">
                <text:p>8.85058548951429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000001E+015">
                <text:p>3.3000001E+015</text:p>
              </table:table-cell>
              <table:table-cell office:value-type="float" office:value="8.00474324371689E+033">
                <text:p>8.00474324371689E+033</text:p>
              </table:table-cell>
              <table:table-cell office:value-type="float" office:value="7.66311768193987E+033">
                <text:p>7.66311768193987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000001E+015">
                <text:p>3.4000001E+015</text:p>
              </table:table-cell>
              <table:table-cell office:value-type="float" office:value="6.8846802856816E+033">
                <text:p>6.8846802856816E+033</text:p>
              </table:table-cell>
              <table:table-cell office:value-type="float" office:value="6.61670900935737E+033">
                <text:p>6.61670900935737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000001E+015">
                <text:p>3.5000001E+015</text:p>
              </table:table-cell>
              <table:table-cell office:value-type="float" office:value="5.90608574659968E+033">
                <text:p>5.90608574659968E+033</text:p>
              </table:table-cell>
              <table:table-cell office:value-type="float" office:value="5.69837500855684E+033">
                <text:p>5.69837500855684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000001E+015">
                <text:p>3.6000001E+015</text:p>
              </table:table-cell>
              <table:table-cell office:value-type="float" office:value="5.05425708146166E+033">
                <text:p>5.05425708146166E+033</text:p>
              </table:table-cell>
              <table:table-cell office:value-type="float" office:value="4.89548816621956E+033">
                <text:p>4.89548816621956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000001E+015">
                <text:p>3.7000001E+015</text:p>
              </table:table-cell>
              <table:table-cell office:value-type="float" office:value="4.31532620339769E+033">
                <text:p>4.31532620339769E+033</text:p>
              </table:table-cell>
              <table:table-cell office:value-type="float" office:value="4.19599811324835E+033">
                <text:p>4.19599811324835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000001E+015">
                <text:p>3.8000001E+015</text:p>
              </table:table-cell>
              <table:table-cell office:value-type="float" office:value="3.67638814605374E+033">
                <text:p>3.67638814605374E+033</text:p>
              </table:table-cell>
              <table:table-cell office:value-type="float" office:value="3.58857899860752E+033">
                <text:p>3.58857899860752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000001E+015">
                <text:p>3.9000001E+015</text:p>
              </table:table-cell>
              <table:table-cell office:value-type="float" office:value="3.12557001324931E+033">
                <text:p>3.12557001324931E+033</text:p>
              </table:table-cell>
              <table:table-cell office:value-type="float" office:value="3.06271899304603E+033">
                <text:p>3.06271899304603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000001E+015">
                <text:p>4.0000001E+015</text:p>
              </table:table-cell>
              <table:table-cell office:value-type="float" office:value="2.65205409326091E+033">
                <text:p>2.65205409326091E+033</text:p>
              </table:table-cell>
              <table:table-cell office:value-type="float" office:value="2.60876472879191E+033">
                <text:p>2.60876472879191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000001E+015">
                <text:p>4.1000001E+015</text:p>
              </table:table-cell>
              <table:table-cell office:value-type="float" office:value="2.24606674975685E+033">
                <text:p>2.24606674975685E+033</text:p>
              </table:table-cell>
              <table:table-cell office:value-type="float" office:value="2.2179314523529E+033">
                <text:p>2.2179314523529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000001E+015">
                <text:p>4.2000001E+015</text:p>
              </table:table-cell>
              <table:table-cell office:value-type="float" office:value="1.89884263363456E+033">
                <text:p>1.89884263363456E+033</text:p>
              </table:table-cell>
              <table:table-cell office:value-type="float" office:value="1.88228781209382E+033">
                <text:p>1.88228781209382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000001E+015">
                <text:p>4.3000001E+015</text:p>
              </table:table-cell>
              <table:table-cell office:value-type="float" office:value="1.60257192402067E+033">
                <text:p>1.60257192402067E+033</text:p>
              </table:table-cell>
              <table:table-cell office:value-type="float" office:value="1.59472254946074E+033">
                <text:p>1.59472254946074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000001E+015">
                <text:p>4.4000001E+015</text:p>
              </table:table-cell>
              <table:table-cell office:value-type="float" office:value="1.35033671297865E+033">
                <text:p>1.35033671297865E+033</text:p>
              </table:table-cell>
              <table:table-cell office:value-type="float" office:value="1.34889892162838E+033">
                <text:p>1.34889892162838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000001E+015">
                <text:p>4.5000001E+015</text:p>
              </table:table-cell>
              <table:table-cell office:value-type="float" office:value="1.13604129164776E+033">
                <text:p>1.13604129164776E+033</text:p>
              </table:table-cell>
              <table:table-cell office:value-type="float" office:value="1.13920144957434E+033">
                <text:p>1.13920144957434E+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000001E+015">
                <text:p>4.6000001E+015</text:p>
              </table:table-cell>
              <table:table-cell office:value-type="float" office:value="9.54339960276716E+032">
                <text:p>9.54339960276716E+032</text:p>
              </table:table-cell>
              <table:table-cell office:value-type="float" office:value="9.60678546302928E+032">
                <text:p>9.60678546302928E+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000001E+015">
                <text:p>4.7000001E+015</text:p>
              </table:table-cell>
              <table:table-cell office:value-type="float" office:value="8.00565049957235E+032">
                <text:p>8.00565049957235E+032</text:p>
              </table:table-cell>
              <table:table-cell office:value-type="float" office:value="8.08983717502099E+032">
                <text:p>8.08983717502099E+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000001E+015">
                <text:p>4.8000001E+015</text:p>
              </table:table-cell>
              <table:table-cell office:value-type="float" office:value="6.70657086291952E+032">
                <text:p>6.70657086291952E+032</text:p>
              </table:table-cell>
              <table:table-cell office:value-type="float" office:value="6.80317321411434E+032">
                <text:p>6.80317321411434E+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000001E+015">
                <text:p>4.9000001E+015</text:p>
              </table:table-cell>
              <table:table-cell office:value-type="float" office:value="5.61098420776896E+032">
                <text:p>5.61098420776896E+032</text:p>
              </table:table-cell>
              <table:table-cell office:value-type="float" office:value="5.71370305701532E+032">
                <text:p>5.71370305701532E+0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